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svg:stroke-width="0.2cm" svg:stroke-color="#808080" draw:marker-start-width="0.5cm" draw:marker-end="Arrow" draw:marker-end-width="0.6cm" draw:fill="none" draw:fill-color="#e6e6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color="#ff3333" fo:font-style="normal" fo:font-weight="bold" style:font-style-asian="normal" style:font-weight-asian="bold" style:font-style-complex="normal" style:font-weight-complex="bold"/>
    </style:style>
    <style:style style:name="P4" style:family="paragraph">
      <style:text-properties fo:color="#336633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3333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336633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cm" svg:height="3.4cm" svg:x="1cm" svg:y="1.6cm">
          <text:p text:style-name="P1">Design</text:p>
          <text:p text:style-name="P1">(.txt)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" draw:text-style-name="P1" draw:layer="layout" svg:width="4.37cm" svg:height="2.8cm" svg:x="8.83cm" svg:y="2cm">
          <text:p text:style-name="P1">Construc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7cm" svg:height="2.8cm" svg:x="16.4cm" svg:y="2cm">
          <text:p text:style-name="P1">Pressuriz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4cm" svg:x="22.8cm" svg:y="1.6cm">
          <text:p text:style-name="P1">Protocol</text:p>
          <text:p text:style-name="P1">(.txt)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" draw:text-style-name="P1" draw:layer="layout" svg:width="4.8cm" svg:height="4.6cm" svg:x="16.2cm" svg:y="7.4cm">
          <text:p text:style-name="P1">Vali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4.37cm" svg:height="2.8cm" svg:x="9.23cm" svg:y="8.4cm">
          <text:p text:style-name="P1">Find_Pat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7cm" svg:height="2.8cm" svg:x="1.2cm" svg:y="8.4cm">
          <text:p text:style-name="P1">Get_FlowR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7cm" svg:height="2.8cm" svg:x="1.03cm" svg:y="13.8cm">
          <text:p text:style-name="P1">Simulate</text:p>
          <text:p text:style-name="P1">Flo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6cm" svg:x="0.6cm" svg:y="18cm">
          <text:p text:style-name="P1">Time</text:p>
          <text:p text:style-name="P1">(user-defined)</text:p>
          <draw:enhanced-geometry svg:viewBox="0 0 21600 21600" draw:glue-points="10800 0 3160 3160 0 10800 3160 18440 10800 21600 18440 18440 21600 10800 18440 3160 ?f14 ?f15" draw:text-areas="3200 3200 18400 18400" draw:type="round-callout" draw:modifiers="13155.2593209748 -10106.57439446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6cm" svg:height="4.6cm" svg:x="8.4cm" svg:y="13.8cm">
          <text:p text:style-name="P1">Output</text:p>
          <text:p text:style-name="P1">(.txt)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1" draw:layer="layout" svg:width="3.4cm" svg:height="2cm" svg:x="23.6cm" svg:y="8.6cm">
          <text:p text:style-name="P1">Warning</text:p>
          <text:p text:style-name="P1">Message</text:p>
          <draw:enhanced-geometry svg:viewBox="0 0 21600 21600" draw:glue-points="10800 0 0 10800 10800 21600 21600 10800 ?f40 ?f41" draw:text-areas="0 0 21600 21600" draw:type="rectangular-callout" draw:modifiers="-7284.68097618348 11550.22488755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6cm" svg:y1="3.2cm" svg:x2="8.83cm" svg:y2="3.2cm">
          <text:p/>
        </draw:line>
        <draw:line draw:style-name="gr4" draw:text-style-name="P1" draw:layer="layout" svg:x1="13.2cm" svg:y1="3.2cm" svg:x2="16.4cm" svg:y2="3.2cm">
          <text:p/>
        </draw:line>
        <draw:frame draw:style-name="gr5" draw:text-style-name="P2" draw:layer="layout" svg:width="2.4cm" svg:height="0.962cm" svg:x="13.2cm" svg:y="2.038cm">
          <draw:text-box>
            <text:p text:style-name="P2"><text:span text:style-name="T1">Graph</text:span></text:p>
          </draw:text-box>
        </draw:frame>
        <draw:line draw:style-name="gr4" draw:text-style-name="P1" draw:layer="layout" svg:x1="22.8cm" svg:y1="3.2cm" svg:x2="20.63cm" svg:y2="3.2cm">
          <text:p/>
        </draw:line>
        <draw:line draw:style-name="gr4" draw:text-style-name="P1" draw:layer="layout" svg:x1="18.6cm" svg:y1="4.8cm" svg:x2="18.63cm" svg:y2="7.4cm">
          <text:p/>
        </draw:line>
        <draw:frame draw:style-name="gr5" draw:text-style-name="P2" draw:layer="layout" svg:width="2.4cm" svg:height="0.962cm" svg:x="15.8cm" svg:y="5.438cm">
          <draw:text-box>
            <text:p text:style-name="P2"><text:span text:style-name="T1">Graph</text:span></text:p>
          </draw:text-box>
        </draw:frame>
        <draw:frame draw:style-name="gr5" draw:text-style-name="P2" draw:layer="layout" svg:width="3.2cm" svg:height="1.673cm" svg:x="19.2cm" svg:y="5.127cm">
          <draw:text-box>
            <text:p text:style-name="P2"><text:span text:style-name="T1">Blocked Nodes</text:span></text:p>
          </draw:text-box>
        </draw:frame>
        <draw:line draw:style-name="gr4" draw:text-style-name="P1" draw:layer="layout" svg:x1="21cm" svg:y1="9.6cm" svg:x2="22.6cm" svg:y2="9.6cm">
          <text:p/>
        </draw:line>
        <draw:frame draw:style-name="gr5" draw:text-style-name="P3" draw:layer="layout" svg:width="2.4cm" svg:height="0.962cm" svg:x="20.6cm" svg:y="8.4cm">
          <draw:text-box>
            <text:p text:style-name="P3"><text:span text:style-name="T2">NO</text:span></text:p>
          </draw:text-box>
        </draw:frame>
        <draw:line draw:style-name="gr4" draw:text-style-name="P1" draw:layer="layout" svg:x1="16.23cm" svg:y1="9.6cm" svg:x2="13.6cm" svg:y2="9.6cm">
          <text:p/>
        </draw:line>
        <draw:frame draw:style-name="gr5" draw:text-style-name="P4" draw:layer="layout" svg:width="2.4cm" svg:height="0.962cm" svg:x="13.8cm" svg:y="8.4cm">
          <draw:text-box>
            <text:p text:style-name="P4"><text:span text:style-name="T3">YES</text:span></text:p>
          </draw:text-box>
        </draw:frame>
        <draw:frame draw:style-name="gr5" draw:text-style-name="P2" draw:layer="layout" svg:width="2.4cm" svg:height="1.673cm" svg:x="13.6cm" svg:y="10.038cm">
          <draw:text-box>
            <text:p text:style-name="P2"><text:span text:style-name="T1">Valid</text:span></text:p>
            <text:p text:style-name="P2"><text:span text:style-name="T1">Graph</text:span></text:p>
          </draw:text-box>
        </draw:frame>
        <draw:line draw:style-name="gr4" draw:text-style-name="P1" draw:layer="layout" svg:x1="9.23cm" svg:y1="9.6cm" svg:x2="5.57cm" svg:y2="9.6cm">
          <text:p/>
        </draw:line>
        <draw:frame draw:style-name="gr5" draw:text-style-name="P2" draw:layer="layout" svg:width="3.83cm" svg:height="1.673cm" svg:x="5.6cm" svg:y="9.927cm">
          <draw:text-box>
            <text:p text:style-name="P2"><text:span text:style-name="T1">Flow</text:span></text:p>
            <text:p text:style-name="P2"><text:span text:style-name="T1">Structure</text:span></text:p>
          </draw:text-box>
        </draw:frame>
        <draw:frame draw:style-name="gr5" draw:text-style-name="P2" draw:layer="layout" svg:width="4.23cm" svg:height="1.673cm" svg:x="5.6cm" svg:y="7.6cm">
          <draw:text-box>
            <text:p text:style-name="P2"><text:span text:style-name="T1">Path</text:span></text:p>
            <text:p text:style-name="P2"><text:span text:style-name="T1">Resistance</text:span></text:p>
          </draw:text-box>
        </draw:frame>
        <draw:line draw:style-name="gr4" draw:text-style-name="P1" draw:layer="layout" svg:x1="3.2cm" svg:y1="11.273cm" svg:x2="3.2cm" svg:y2="13.8cm">
          <text:p/>
        </draw:line>
        <draw:frame draw:style-name="gr5" draw:text-style-name="P2" draw:layer="layout" svg:width="4.23cm" svg:height="1.673cm" svg:x="-0.03cm" svg:y="11.527cm">
          <draw:text-box>
            <text:p text:style-name="P2"><text:span text:style-name="T1">Flowrate</text:span></text:p>
            <text:p text:style-name="P2"><text:span text:style-name="T1">Distribution</text:span></text:p>
          </draw:text-box>
        </draw:frame>
        <draw:frame draw:style-name="gr5" draw:text-style-name="P2" draw:layer="layout" svg:width="3.4cm" svg:height="1.673cm" svg:x="3.8cm" svg:y="11.6cm">
          <draw:text-box>
            <text:p text:style-name="P2"><text:span text:style-name="T1">Total</text:span></text:p>
            <text:p text:style-name="P2"><text:span text:style-name="T1">Flowrate</text:span></text:p>
          </draw:text-box>
        </draw:frame>
        <draw:line draw:style-name="gr4" draw:text-style-name="P1" draw:layer="layout" svg:x1="5.4cm" svg:y1="15.2cm" svg:x2="9cm" svg:y2="15.2cm">
          <text:p/>
        </draw:line>
        <draw:frame draw:style-name="gr5" draw:text-style-name="P2" draw:layer="layout" svg:width="3.4cm" svg:height="1.673cm" svg:x="5.6cm" svg:y="15.527cm">
          <draw:text-box>
            <text:p text:style-name="P2"><text:span text:style-name="T1">Channel</text:span></text:p>
            <text:p text:style-name="P2"><text:span text:style-name="T1">Statu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2:00:45.082698516</meta:creation-date>
    <dc:date>2018-10-11T22:37:10.009424930</dc:date>
    <meta:editing-duration>PT5M50S</meta:editing-duration>
    <meta:editing-cycles>1</meta:editing-cycles>
    <meta:document-statistic meta:object-count="54"/>
    <meta:generator>LibreOffice/4.2.8.2$Linux_X86_64 LibreOffice_project/420m0$Build-2</meta:generator>
  </office:meta>
</office:document-meta>
</file>